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7">
            <text:p>77</text:p>
          </table:table-cell>
          <table:table-cell office:value-type="string" office:string-value="楊振家有一點兒緊張，深怕舅舅不肯照他打出的如意算盤來和解。">
            <text:p>楊振家有一點兒緊張，深怕舅舅不肯照他打出的如意算盤來和解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7">
            <text:p>77</text:p>
          </table:table-cell>
          <table:table-cell office:value-type="string" office:string-value="楊振家有一點兒緊張，深怕舅舅不肯照他打出的如意算盤來和解。">
            <text:p>楊振家有一點兒緊張，深怕舅舅不肯照他打出的如意算盤來和解。</text:p>
          </table:table-cell>
          <table:table-cell office:value-type="float" office:value="12">
            <text:p>1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">
            <text:p>2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7">
            <text:p>7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12">
            <text:p>12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性別不明">
            <text:p>性別不明</text:p>
          </table:table-cell>
          <table:table-cell office:value-type="string" office:string-value="提及舅舅聘請的職業人士。">
            <text:p>提及舅舅聘請的職業人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4">
            <text:p>24</text:p>
          </table:table-cell>
          <table:table-cell office:value-type="string" office:string-value="律師群">
            <text:p>律師群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群專業人士。">
            <text:p>描述一群專業人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45">
            <text:p>45</text:p>
          </table:table-cell>
          <table:table-cell office:value-type="string" office:string-value="你舅舅的律師">
            <text:p>你舅舅的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指楊振家舅舅所聘請的律師。">
            <text:p>指楊振家舅舅所聘請的律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22">
            <text:p>22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提及打官司請的專業人士。">
            <text:p>提及打官司請的專業人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0">
            <text:p>30</text:p>
          </table:table-cell>
          <table:table-cell office:value-type="string" office:string-value="你的舅舅">
            <text:p>你的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7">
            <text:p>37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4">
            <text:p>54</text:p>
          </table:table-cell>
          <table:table-cell office:value-type="string" office:string-value="舅父">
            <text:p>舅父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父是一個男性親屬稱謂，與舅舅指同一個人。">
            <text:p>舅父是一個男性親屬稱謂，與舅舅指同一個人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8">
            <text:p>58</text:p>
          </table:table-cell>
          <table:table-cell office:value-type="string" office:string-value="周">
            <text:p>周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「周」是周天計的姓氏，指代周天計。">
            <text:p>「周」是周天計的姓氏，指代周天計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66">
            <text:p>66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文中重要人物，一個具體的人名。">
            <text:p>文中重要人物，一個具體的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13">
            <text:p>13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24">
            <text:p>24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33">
            <text:p>33</text:p>
          </table:table-cell>
          <table:table-cell office:value-type="string" office:string-value="後嗣">
            <text:p>後嗣</text:p>
          </table:table-cell>
          <table:table-cell office:value-type="string" office:string-value="後嗣">
            <text:p>後嗣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個人的身分，指繼承人。">
            <text:p>描述一個人的身分，指繼承人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5">
            <text:p>1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56">
            <text:p>56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0">
            <text:p/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5">
            <text:p>15</text:p>
          </table:table-cell>
          <table:table-cell office:value-type="string" office:string-value="名律師">
            <text:p>名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位著名的專業人士。">
            <text:p>描述一位著名的專業人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26">
            <text:p>26</text:p>
          </table:table-cell>
          <table:table-cell office:value-type="string" office:string-value="其">
            <text:p>其</text:p>
          </table:table-cell>
          <table:table-cell office:value-type="string" office:string-value="周天計請的律師">
            <text:p>周天計請的律師</text:p>
          </table:table-cell>
          <table:table-cell office:value-type="string" office:string-value="性別不明">
            <text:p>性別不明</text:p>
          </table:table-cell>
          <table:table-cell office:value-type="string" office:string-value="指代前文提到的「名律師」。">
            <text:p>指代前文提到的「名律師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4">
            <text:p>54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">
            <text:p>4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文中重要人物，一個具體的人名。">
            <text:p>文中重要人物，一個具體的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8">
            <text:p>8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11">
            <text:p>11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周天計替楊振家請的專業人士。">
            <text:p>周天計替楊振家請的專業人士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0">
            <text:p/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4">
            <text:p>4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7">
            <text:p>7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舅舅的專業代理人。">
            <text:p>舅舅的專業代理人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16">
            <text:p>16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2">
            <text:p>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14">
            <text:p>14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35">
            <text:p>35</text:p>
          </table:table-cell>
          <table:table-cell office:value-type="string" office:string-value="老朋友">
            <text:p>老朋友</text:p>
          </table:table-cell>
          <table:table-cell office:value-type="string" office:string-value="舅舅的老朋友">
            <text:p>舅舅的老朋友</text:p>
          </table:table-cell>
          <table:table-cell office:value-type="string" office:string-value="不確定">
            <text:p>不確定</text:p>
          </table:table-cell>
          <table:table-cell office:value-type="string" office:string-value="描述舅舅的友人。">
            <text:p>描述舅舅的友人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0">
            <text:p>40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張哲彥是一個具體的男性人名。">
            <text:p>張哲彥是一個具體的男性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4">
            <text:p>44</text:p>
          </table:table-cell>
          <table:table-cell office:value-type="string" office:string-value="王念京">
            <text:p>王念京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  <table:table-cell office:value-type="string" office:string-value="王念京是一個具體的男性人名。">
            <text:p>王念京是一個具體的男性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51">
            <text:p>51</text:p>
          </table:table-cell>
          <table:table-cell office:value-type="string" office:string-value="他們">
            <text:p>他們</text:p>
          </table:table-cell>
          <table:table-cell office:value-type="string" office:string-value="張哲彥和王念京">
            <text:p>張哲彥和王念京</text:p>
          </table:table-cell>
          <table:table-cell office:value-type="string" office:string-value="不確定">
            <text:p>不確定</text:p>
          </table:table-cell>
          <table:table-cell office:value-type="string" office:string-value="指的是張哲彥和王念京。">
            <text:p>指的是張哲彥和王念京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11">
            <text:p>1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28">
            <text:p>28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張哲彥是一個具體的男性人名。">
            <text:p>張哲彥是一個具體的男性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32">
            <text:p>32</text:p>
          </table:table-cell>
          <table:table-cell office:value-type="string" office:string-value="王念京">
            <text:p>王念京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  <table:table-cell office:value-type="string" office:string-value="王念京是一個具體的男性人名。">
            <text:p>王念京是一個具體的男性人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43">
            <text:p>43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8">
            <text:p>88</text:p>
          </table:table-cell>
          <table:table-cell office:value-type="string" office:string-value="「下來只要找個雙方都方便的日子，簽個同意書就好了！」周天計打電話來報告好消息。">
            <text:p>「下來只要找個雙方都方便的日子，簽個同意書就好了！」周天計打電話來報告好消息。</text:p>
          </table:table-cell>
          <table:table-cell office:value-type="float" office:value="26">
            <text:p>26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3">
            <text:p>3</text:p>
          </table:table-cell>
          <table:table-cell office:value-type="string" office:string-value="您">
            <text:p>您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對「周先生」的尊稱，指周天計。">
            <text:p>對「周先生」的尊稱，指周天計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6">
            <text:p>6</text:p>
          </table:table-cell>
          <table:table-cell office:value-type="string" office:string-value="周先生">
            <text:p>周先生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「周先生」是對周天計的稱呼，指代周天計。">
            <text:p>「周先生」是對周天計的稱呼，指代周天計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19">
            <text:p>19</text:p>
          </table:table-cell>
          <table:table-cell office:value-type="string" office:string-value="對方">
            <text:p>對方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打電話的另一方「周天計」。">
            <text:p>指打電話的另一方「周天計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25">
            <text:p>25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27">
            <text:p>27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5">
            <text:p>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23">
            <text:p>2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32">
            <text:p>3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64">
            <text:p>64</text:p>
          </table:table-cell>
          <table:table-cell office:value-type="string" office:string-value="書生">
            <text:p>書生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「舅舅受了那麼高的教育」，「書生」在此指舅舅。">
            <text:p>根據上下文「舅舅受了那麼高的教育」，「書生」在此指舅舅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80">
            <text:p>80</text:p>
          </table:table-cell>
          <table:table-cell office:value-type="string" office:string-value="老將">
            <text:p>老將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「書生從商到底還是敵不過來自商界的老將」，「老將」在此指周天計。">
            <text:p>根據上下文「書生從商到底還是敵不過來自商界的老將」，「老將」在此指周天計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150">
            <text:p>150</text:p>
          </table:table-cell>
          <table:table-cell office:value-type="string" office:string-value="甥">
            <text:p>甥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甥是指姊妹的兒子，根據上下文「舅舅所喪失的正是他這個甥」，「甥」在此指楊振家。">
            <text:p>甥是指姊妹的兒子，根據上下文「舅舅所喪失的正是他這個甥」，「甥」在此指楊振家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2">
            <text:p>92</text:p>
          </table:table-cell>
          <table:table-cell office:value-type="string" office:string-value="「反正有沒有這個店，舅舅都過得很好！」他又不下這樣的結論，藉以稀釋藏在心底的一層罪惡感。">
            <text:p>「反正有沒有這個店，舅舅都過得很好！」他又不下這樣的結論，藉以稀釋藏在心底的一層罪惡感。</text:p>
          </table:table-cell>
          <table:table-cell office:value-type="float" office:value="10">
            <text:p>10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2">
            <text:p>92</text:p>
          </table:table-cell>
          <table:table-cell office:value-type="string" office:string-value="「反正有沒有這個店，舅舅都過得很好！」他又不下這樣的結論，藉以稀釋藏在心底的一層罪惡感。">
            <text:p>「反正有沒有這個店，舅舅都過得很好！」他又不下這樣的結論，藉以稀釋藏在心底的一層罪惡感。</text:p>
          </table:table-cell>
          <table:table-cell office:value-type="float" office:value="19">
            <text:p>19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